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mageType" style:family="table">
      <style:table-properties style:width="6.8493in" fo:margin-left="-0.0028in" fo:margin-right="0.0785in" fo:break-before="page" table:align="margins"/>
    </style:style>
    <style:style style:name="DamageType.A" style:family="table-column">
      <style:table-column-properties style:column-width="1.584in" style:rel-column-width="15156*"/>
    </style:style>
    <style:style style:name="DamageType.B" style:family="table-column">
      <style:table-column-properties style:column-width="2.4542in" style:rel-column-width="23481*"/>
    </style:style>
    <style:style style:name="DamageType.C" style:family="table-column">
      <style:table-column-properties style:column-width="2.8111in" style:rel-column-width="26898*"/>
    </style:style>
    <style:style style:name="DamageType.A1" style:family="table-cell">
      <style:table-cell-properties style:vertical-align="middle" fo:padding="0in" fo:border="none"/>
    </style:style>
    <style:style style:name="DamageType.A2" style:family="table-cell">
      <style:table-cell-properties style:vertical-align="middle" fo:padding="0.0194in" fo:border="none"/>
    </style:style>
    <style:style style:name="DamageType.A4" style:family="table-cell">
      <style:table-cell-properties style:vertical-align="middle" fo:background-color="#999999" fo:padding="0.0194in" fo:border="none">
        <style:background-image/>
      </style:table-cell-properties>
    </style:style>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font-name="Arial1" fo:font-size="11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666666" style:text-line-through-style="none" style:text-line-through-type="none" style:font-name="Arial1" fo:font-size="12pt" fo:font-style="normal" style:text-underline-style="none" fo:font-weight="normal" style:text-blinking="false" fo:background-color="transparent"/>
    </style:style>
    <style:style style:name="P4" style:family="paragraph" style:parent-style-name="Table_20_Contents">
      <style:paragraph-properties fo:margin-top="0in" fo:margin-bottom="0in" loext:contextual-spacing="false" fo:line-height="120%" fo:text-align="center" style:justify-single-word="false"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5" style:family="paragraph" style:parent-style-name="Table_20_Contents">
      <loext:graphic-properties draw:fill="solid" draw:fill-color="#ff9966" draw:opacity="100%"/>
      <style:paragraph-properties fo:margin-top="0in" fo:margin-bottom="0in" loext:contextual-spacing="false" fo:line-height="120%" fo:text-align="center" style:justify-single-word="false" fo:background-color="#ff9966"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 style:family="paragraph" style:parent-style-name="Table_20_Contents">
      <loext:graphic-properties draw:fill="solid" draw:fill-color="#ffcc99" draw:opacity="100%"/>
      <style:paragraph-properties fo:margin-top="0in" fo:margin-bottom="0in" loext:contextual-spacing="false" fo:line-height="120%" fo:text-align="center" style:justify-single-word="false" fo:background-color="#ffcc99"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able_20_Contents">
      <loext:graphic-properties draw:fill="solid" draw:fill-color="#23ff23" draw:opacity="100%"/>
      <style:paragraph-properties fo:margin-top="0in" fo:margin-bottom="0in" loext:contextual-spacing="false" fo:line-height="120%" fo:text-align="center" style:justify-single-word="false" fo:background-color="#23ff23"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 style:family="paragraph" style:parent-style-name="Table_20_Contents">
      <loext:graphic-properties draw:fill="solid" draw:fill-color="#33cc66" draw:opacity="100%"/>
      <style:paragraph-properties fo:margin-top="0in" fo:margin-bottom="0in" loext:contextual-spacing="false" fo:line-height="120%" fo:text-align="center" style:justify-single-word="false" fo:background-color="#33cc66"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able_20_Contents">
      <loext:graphic-properties draw:fill="solid" draw:fill-color="#94bd5e" draw:opacity="100%"/>
      <style:paragraph-properties fo:margin-top="0in" fo:margin-bottom="0in" loext:contextual-spacing="false" fo:line-height="120%" fo:text-align="center" style:justify-single-word="false" fo:background-color="#94bd5e"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 style:family="paragraph" style:parent-style-name="Table_20_Contents">
      <loext:graphic-properties draw:fill="solid" draw:fill-color="#ff950e" draw:opacity="100%"/>
      <style:paragraph-properties fo:margin-top="0in" fo:margin-bottom="0in" loext:contextual-spacing="false" fo:line-height="120%" fo:text-align="center" style:justify-single-word="false" fo:background-color="#ff950e"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 style:family="paragraph" style:parent-style-name="Table_20_Contents">
      <loext:graphic-properties draw:fill="solid" draw:fill-color="#ffd320" draw:opacity="100%"/>
      <style:paragraph-properties fo:margin-top="0in" fo:margin-bottom="0in" loext:contextual-spacing="false" fo:line-height="120%" fo:text-align="center" style:justify-single-word="false" fo:background-color="#ffd320"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2" style:family="paragraph" style:parent-style-name="Table_20_Contents">
      <loext:graphic-properties draw:fill="solid" draw:fill-color="#99ccff" draw:opacity="100%"/>
      <style:paragraph-properties fo:margin-top="0in" fo:margin-bottom="0in" loext:contextual-spacing="false" fo:line-height="120%" fo:text-align="center" style:justify-single-word="false" fo:background-color="#99ccff"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 style:family="paragraph" style:parent-style-name="Table_20_Contents">
      <loext:graphic-properties draw:fill="solid" draw:fill-color="#0099ff" draw:opacity="100%"/>
      <style:paragraph-properties fo:margin-top="0in" fo:margin-bottom="0in" loext:contextual-spacing="false" fo:line-height="120%" fo:text-align="center" style:justify-single-word="false" fo:background-color="#0099ff"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 style:family="paragraph" style:parent-style-name="Table_20_Contents">
      <loext:graphic-properties draw:fill="solid" draw:fill-color="#ffff99" draw:opacity="100%"/>
      <style:paragraph-properties fo:margin-top="0in" fo:margin-bottom="0in" loext:contextual-spacing="false" fo:line-height="120%" fo:text-align="center" style:justify-single-word="false" fo:background-color="#ffff99"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5" style:family="paragraph" style:parent-style-name="Table_20_Contents">
      <loext:graphic-properties draw:fill="solid" draw:fill-color="#ffff00" draw:opacity="100%"/>
      <style:paragraph-properties fo:margin-top="0in" fo:margin-bottom="0in" loext:contextual-spacing="false" fo:line-height="120%" fo:text-align="center" style:justify-single-word="false" fo:background-color="#ffff00"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able_20_Contents">
      <loext:graphic-properties draw:fill="solid" draw:fill-color="#e6e6ff" draw:opacity="100%"/>
      <style:paragraph-properties fo:margin-top="0in" fo:margin-bottom="0in" loext:contextual-spacing="false" fo:line-height="120%" fo:text-align="center" style:justify-single-word="false" fo:background-color="#e6e6ff"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7" style:family="paragraph" style:parent-style-name="Table_20_Contents">
      <loext:graphic-properties draw:fill="solid" draw:fill-color="#999999" draw:opacity="100%"/>
      <style:paragraph-properties fo:margin-top="0in" fo:margin-bottom="0in" loext:contextual-spacing="false" fo:line-height="120%" fo:text-align="center" style:justify-single-word="false" fo:background-color="#999999"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8" style:family="paragraph" style:parent-style-name="Table_20_Contents">
      <loext:graphic-properties draw:fill="solid" draw:fill-color="#579d1c" draw:opacity="100%"/>
      <style:paragraph-properties fo:margin-top="0in" fo:margin-bottom="0in" loext:contextual-spacing="false" fo:line-height="120%" fo:text-align="center" style:justify-single-word="false" fo:background-color="#579d1c"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9" style:family="paragraph" style:parent-style-name="Table_20_Contents">
      <loext:graphic-properties draw:fill="solid" draw:fill-color="#00dcff" draw:opacity="100%"/>
      <style:paragraph-properties fo:margin-top="0in" fo:margin-bottom="0in" loext:contextual-spacing="false" fo:line-height="120%" fo:text-align="center" style:justify-single-word="false" fo:background-color="#00dcff"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0" style:family="paragraph" style:parent-style-name="Table_20_Contents">
      <loext:graphic-properties draw:fill="solid" draw:fill-color="#23b8dc" draw:opacity="100%"/>
      <style:paragraph-properties fo:margin-top="0in" fo:margin-bottom="0in" loext:contextual-spacing="false" fo:line-height="120%" fo:text-align="center" style:justify-single-word="false" fo:background-color="#23b8dc"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1" style:family="paragraph" style:parent-style-name="Table_20_Contents">
      <loext:graphic-properties draw:fill="solid" draw:fill-color="#9999ff" draw:opacity="100%"/>
      <style:paragraph-properties fo:margin-top="0in" fo:margin-bottom="0in" loext:contextual-spacing="false" fo:line-height="120%" fo:text-align="center" style:justify-single-word="false" fo:background-color="#9999ff"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2" style:family="paragraph" style:parent-style-name="Table_20_Contents">
      <loext:graphic-properties draw:fill="solid" draw:fill-color="#9966cc" draw:opacity="100%"/>
      <style:paragraph-properties fo:margin-top="0in" fo:margin-bottom="0in" loext:contextual-spacing="false" fo:line-height="120%" fo:text-align="center" style:justify-single-word="false" fo:background-color="#9966cc"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3" style:family="paragraph" style:parent-style-name="Table_20_Contents">
      <loext:graphic-properties draw:fill="solid" draw:fill-color="#e6e64c" draw:opacity="100%"/>
      <style:paragraph-properties fo:margin-top="0in" fo:margin-bottom="0in" loext:contextual-spacing="false" fo:line-height="120%" fo:text-align="center" style:justify-single-word="false" fo:background-color="#e6e64c"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4" style:family="paragraph" style:parent-style-name="Table_20_Contents">
      <loext:graphic-properties draw:fill="solid" draw:fill-color="#00ff00" draw:opacity="100%"/>
      <style:paragraph-properties fo:margin-top="0in" fo:margin-bottom="0in" loext:contextual-spacing="false" fo:line-height="120%" fo:text-align="center" style:justify-single-word="false" fo:background-color="#00ff00"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5" style:family="paragraph" style:parent-style-name="Table_20_Contents">
      <loext:graphic-properties draw:fill="solid" draw:fill-color="#cccccc" draw:opacity="100%"/>
      <style:paragraph-properties fo:margin-top="0in" fo:margin-bottom="0in" loext:contextual-spacing="false" fo:line-height="120%" fo:text-align="center" style:justify-single-word="false" fo:background-color="#cccccc"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6" style:family="paragraph" style:parent-style-name="Table_20_Contents">
      <loext:graphic-properties draw:fill="solid" draw:fill-color="#ffffff" draw:opacity="100%"/>
      <style:paragraph-properties fo:margin-top="0in" fo:margin-bottom="0in" loext:contextual-spacing="false" fo:line-height="120%" fo:text-align="center" style:justify-single-word="false" fo:background-color="#ffffff" fo:padding="0.0693in" fo:border="0.99pt solid #00000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7" style:family="paragraph" style:parent-style-name="Table_20_Contents">
      <loext:graphic-properties draw:fill="solid" draw:fill-color="#4c1900" draw:opacity="100%"/>
      <style:paragraph-properties fo:margin-top="0in" fo:margin-bottom="0in" loext:contextual-spacing="false" fo:line-height="120%" fo:text-align="center" style:justify-single-word="false" fo:background-color="#4c1900" fo:padding="0.0693in" fo:border="0.99pt solid #000000" style:writing-mode="lr-tb"/>
      <style:text-properties fo:font-variant="normal" fo:text-transform="none" fo:color="#ffffff" style:text-line-through-style="none" style:text-line-through-type="none" style:font-name="Arial1" fo:font-size="11pt" fo:font-style="normal" style:text-underline-style="none" fo:font-weight="normal" style:text-blinking="false" fo:background-color="transparent"/>
    </style:style>
    <style:style style:name="P28" style:family="paragraph" style:parent-style-name="Table_20_Contents">
      <loext:graphic-properties draw:fill="solid" draw:fill-color="#804c19" draw:opacity="100%"/>
      <style:paragraph-properties fo:margin-top="0in" fo:margin-bottom="0in" loext:contextual-spacing="false" fo:line-height="120%" fo:text-align="center" style:justify-single-word="false" fo:background-color="#804c19" fo:padding="0.0693in" fo:border="0.99pt solid #000000" style:writing-mode="lr-tb"/>
      <style:text-properties fo:font-variant="normal" fo:text-transform="none" fo:color="#ffffff" style:text-line-through-style="none" style:text-line-through-type="none" style:font-name="Arial1" fo:font-size="11pt" fo:font-style="normal" style:text-underline-style="none" fo:font-weight="normal" style:text-blinking="false" fo:background-color="transparent"/>
    </style:style>
    <style:style style:name="P29" style:family="paragraph" style:parent-style-name="Table_20_Contents">
      <loext:graphic-properties draw:fill="solid" draw:fill-color="#996633" draw:opacity="100%"/>
      <style:paragraph-properties fo:margin-top="0in" fo:margin-bottom="0in" loext:contextual-spacing="false" fo:line-height="120%" fo:text-align="center" style:justify-single-word="false" fo:background-color="#996633" fo:padding="0.0693in" fo:border="0.99pt solid #000000" style:writing-mode="lr-tb"/>
      <style:text-properties fo:font-variant="normal" fo:text-transform="none" fo:color="#ffffff" style:text-line-through-style="none" style:text-line-through-type="none" style:font-name="Arial1" fo:font-size="11pt" fo:font-style="normal" style:text-underline-style="none" fo:font-weight="normal" style:text-blinking="false" fo:background-color="transparent"/>
    </style:style>
    <style:style style:name="P30" style:family="paragraph" style:parent-style-name="Table_20_Contents">
      <loext:graphic-properties draw:fill="solid" draw:fill-color="#eb613d" draw:opacity="100%"/>
      <style:paragraph-properties fo:margin-top="0in" fo:margin-bottom="0in" loext:contextual-spacing="false" fo:line-height="120%" fo:text-align="center" style:justify-single-word="false" fo:background-color="#eb613d" fo:padding="0.0693in" fo:border="0.99pt solid #000000" style:writing-mode="lr-tb"/>
      <style:text-properties fo:font-variant="normal" fo:text-transform="none" fo:color="#ffffff" style:text-line-through-style="none" style:text-line-through-type="none" style:font-name="Arial1" fo:font-size="11pt" fo:font-style="normal" style:text-underline-style="none" fo:font-weight="normal" style:text-blinking="false" fo:background-color="transparent"/>
    </style:style>
    <style:style style:name="P31" style:family="paragraph" style:parent-style-name="Table_20_Contents">
      <loext:graphic-properties draw:fill="solid" draw:fill-color="#b84747" draw:opacity="100%"/>
      <style:paragraph-properties fo:margin-top="0in" fo:margin-bottom="0in" loext:contextual-spacing="false" fo:line-height="120%" fo:text-align="center" style:justify-single-word="false" fo:background-color="#b84747" fo:padding="0.0693in" fo:border="0.99pt solid #000000" style:writing-mode="lr-tb"/>
      <style:text-properties fo:font-variant="normal" fo:text-transform="none" fo:color="#ffffff" style:text-line-through-style="none" style:text-line-through-type="none" style:font-name="Arial1" fo:font-size="11pt" fo:font-style="normal" style:text-underline-style="none" fo:font-weight="normal" style:text-blinking="false" fo:background-color="transparent"/>
    </style:style>
    <style:style style:name="P32" style:family="paragraph" style:parent-style-name="Table_20_Contents">
      <loext:graphic-properties draw:fill="solid" draw:fill-color="#94476b" draw:opacity="100%"/>
      <style:paragraph-properties fo:margin-top="0in" fo:margin-bottom="0in" loext:contextual-spacing="false" fo:line-height="120%" fo:text-align="center" style:justify-single-word="false" fo:background-color="#94476b" fo:padding="0.0693in" fo:border="0.99pt solid #000000" style:writing-mode="lr-tb"/>
      <style:text-properties fo:font-variant="normal" fo:text-transform="none" fo:color="#ffffff" style:text-line-through-style="none" style:text-line-through-type="none" style:font-name="Arial1" fo:font-size="11pt" fo:font-style="normal" style:text-underline-style="none" fo:font-weight="normal" style:text-blinking="false" fo:background-color="transparent"/>
    </style:style>
    <style:style style:name="P33" style:family="paragraph" style:parent-style-name="Table_20_Contents">
      <loext:graphic-properties draw:fill="solid" draw:fill-color="#ff6633" draw:opacity="100%"/>
      <style:paragraph-properties fo:margin-top="0in" fo:margin-bottom="0in" loext:contextual-spacing="false" fo:line-height="120%" fo:text-align="center" style:justify-single-word="false" fo:background-color="#ff6633" fo:padding="0.0693in" fo:border="0.99pt solid #000000" style:writing-mode="lr-tb"/>
      <style:text-properties fo:font-variant="normal" fo:text-transform="none" fo:color="#ffffff" style:text-line-through-style="none" style:text-line-through-type="none" style:font-name="Arial1" fo:font-size="11pt" fo:font-style="normal" style:text-underline-style="none" fo:font-weight="normal" style:text-blinking="false" fo:background-color="transparent"/>
    </style:style>
    <style:style style:name="P34" style:family="paragraph" style:parent-style-name="Table_20_Contents">
      <loext:graphic-properties draw:fill="solid" draw:fill-color="#4b1f6f" draw:opacity="100%"/>
      <style:paragraph-properties fo:margin-top="0in" fo:margin-bottom="0in" loext:contextual-spacing="false" fo:line-height="120%" fo:text-align="center" style:justify-single-word="false" fo:background-color="#4b1f6f" fo:padding="0.0693in" fo:border="0.99pt solid #000000" style:writing-mode="lr-tb"/>
      <style:text-properties fo:font-variant="normal" fo:text-transform="none" fo:color="#ffffff" style:text-line-through-style="none" style:text-line-through-type="none" style:font-name="Arial1" fo:font-size="11pt" fo:font-style="normal" style:text-underline-style="none" fo:font-weight="normal" style:text-blinking="false" fo:background-color="transparent"/>
    </style:style>
    <style:style style:name="P35" style:family="paragraph" style:parent-style-name="Table_20_Contents">
      <loext:graphic-properties draw:fill="solid" draw:fill-color="#4c1900" draw:opacity="100%"/>
      <style:paragraph-properties fo:margin-top="0in" fo:margin-bottom="0in" loext:contextual-spacing="false" fo:line-height="120%" fo:text-align="center" style:justify-single-word="false" fo:background-color="#4c1900" fo:padding="0.0693in" fo:border="0.99pt solid #000000" style:writing-mode="lr-tb"/>
      <style:text-properties fo:font-variant="normal" fo:text-transform="none" fo:color="#e6e64c" style:text-line-through-style="none" style:text-line-through-type="none" style:font-name="Arial1" fo:font-size="11pt" fo:font-style="normal" style:text-underline-style="none" fo:font-weight="normal" style:text-blinking="false" fo:background-color="transparent"/>
    </style:style>
    <style:style style:name="P36" style:family="paragraph" style:parent-style-name="Table_20_Contents">
      <loext:graphic-properties draw:fill="solid" draw:fill-color="#663300" draw:opacity="100%"/>
      <style:paragraph-properties fo:margin-top="0in" fo:margin-bottom="0in" loext:contextual-spacing="false" fo:line-height="120%" fo:text-align="center" style:justify-single-word="false" fo:background-color="#663300" fo:padding="0.0693in" fo:border="0.99pt solid #000000" style:writing-mode="lr-tb"/>
      <style:text-properties fo:font-variant="normal" fo:text-transform="none" fo:color="#e6e64c" style:text-line-through-style="none" style:text-line-through-type="none" style:font-name="Arial1" fo:font-size="11pt" fo:font-style="normal" style:text-underline-style="none" fo:font-weight="normal" style:text-blinking="false" fo:background-color="transparent"/>
    </style:style>
    <style:style style:name="P37" style:family="paragraph" style:parent-style-name="Table_20_Contents">
      <loext:graphic-properties draw:fill="solid" draw:fill-color="#4c1900" draw:opacity="100%"/>
      <style:paragraph-properties fo:margin-top="0in" fo:margin-bottom="0in" loext:contextual-spacing="false" fo:line-height="120%" fo:text-align="center" style:justify-single-word="false" fo:background-color="#4c1900" fo:padding="0.0693in" fo:border="0.99pt solid #000000" style:writing-mode="lr-tb"/>
      <style:text-properties fo:font-variant="normal" fo:text-transform="none" fo:color="#99ccff" style:text-line-through-style="none" style:text-line-through-type="none" style:font-name="Arial1" fo:font-size="11pt" fo:font-style="normal" style:text-underline-style="none" fo:font-weight="normal" style:text-blinking="false" fo:background-color="transparent"/>
    </style:style>
    <style:style style:name="P38" style:family="paragraph" style:parent-style-name="Table_20_Contents">
      <loext:graphic-properties draw:fill="solid" draw:fill-color="#198a8a" draw:opacity="100%"/>
      <style:paragraph-properties fo:margin-top="0in" fo:margin-bottom="0in" loext:contextual-spacing="false" fo:line-height="120%" fo:text-align="center" style:justify-single-word="false" fo:background-color="#198a8a" fo:padding="0.0693in" fo:border="0.99pt solid #000000" style:writing-mode="lr-tb"/>
      <style:text-properties fo:font-variant="normal" fo:text-transform="none" fo:color="#99ccff" style:text-line-through-style="none" style:text-line-through-type="none" style:font-name="Arial1" fo:font-size="11pt" fo:font-style="normal" style:text-underline-style="none" fo:font-weight="normal" style:text-blinking="false" fo:background-color="transparent"/>
    </style:style>
    <style:style style:name="P39" style:family="paragraph" style:parent-style-name="Table_20_Contents">
      <loext:graphic-properties draw:fill="solid" draw:fill-color="#0000ff" draw:opacity="100%"/>
      <style:paragraph-properties fo:margin-top="0in" fo:margin-bottom="0in" loext:contextual-spacing="false" fo:line-height="120%" fo:text-align="center" style:justify-single-word="false" fo:background-color="#0000ff" fo:padding="0.0693in" fo:border="0.99pt solid #000000" style:writing-mode="lr-tb"/>
      <style:text-properties fo:font-variant="normal" fo:text-transform="none" fo:color="#99ccff" style:text-line-through-style="none" style:text-line-through-type="none" style:font-name="Arial1" fo:font-size="11pt" fo:font-style="normal" style:text-underline-style="none" fo:font-weight="normal" style:text-blinking="false" fo:background-color="transparent"/>
    </style:style>
    <style:style style:name="P40" style:family="paragraph" style:parent-style-name="Table_20_Contents">
      <loext:graphic-properties draw:fill="solid" draw:fill-color="#008000" draw:opacity="100%"/>
      <style:paragraph-properties fo:margin-top="0in" fo:margin-bottom="0in" loext:contextual-spacing="false" fo:line-height="120%" fo:text-align="center" style:justify-single-word="false" fo:background-color="#008000" fo:padding="0.0693in" fo:border="0.99pt solid #000000" style:writing-mode="lr-tb"/>
      <style:text-properties fo:font-variant="normal" fo:text-transform="none" fo:color="#99ccff" style:text-line-through-style="none" style:text-line-through-type="none" style:font-name="Arial1" fo:font-size="11pt" fo:font-style="normal" style:text-underline-style="none" fo:font-weight="normal" style:text-blinking="false" fo:background-color="transparent"/>
    </style:style>
    <style:style style:name="P41" style:family="paragraph" style:parent-style-name="Table_20_Contents">
      <loext:graphic-properties draw:fill="solid" draw:fill-color="#000080" draw:opacity="100%"/>
      <style:paragraph-properties fo:margin-top="0in" fo:margin-bottom="0in" loext:contextual-spacing="false" fo:line-height="120%" fo:text-align="center" style:justify-single-word="false" fo:background-color="#000080" fo:padding="0.0693in" fo:border="0.99pt solid #000000" style:writing-mode="lr-tb"/>
      <style:text-properties fo:font-variant="normal" fo:text-transform="none" fo:color="#99ccff" style:text-line-through-style="none" style:text-line-through-type="none" style:font-name="Arial1" fo:font-size="11pt" fo:font-style="normal" style:text-underline-style="none" fo:font-weight="normal" style:text-blinking="false" fo:background-color="transparent"/>
    </style:style>
    <style:style style:name="P42" style:family="paragraph" style:parent-style-name="Table_20_Contents">
      <loext:graphic-properties draw:fill="solid" draw:fill-color="#804c19" draw:opacity="100%"/>
      <style:paragraph-properties fo:margin-top="0in" fo:margin-bottom="0in" loext:contextual-spacing="false" fo:line-height="120%" fo:text-align="center" style:justify-single-word="false" fo:background-color="#804c19" fo:padding="0.0693in" fo:border="0.99pt solid #000000" style:writing-mode="lr-tb"/>
      <style:text-properties fo:font-variant="normal" fo:text-transform="none" fo:color="#ffff66" style:text-line-through-style="none" style:text-line-through-type="none" style:font-name="Arial1" fo:font-size="11pt" fo:font-style="normal" style:text-underline-style="none" fo:font-weight="normal" style:text-blinking="false" fo:background-color="transparent"/>
    </style:style>
    <style:style style:name="P43" style:family="paragraph" style:parent-style-name="Table_20_Contents">
      <loext:graphic-properties draw:fill="solid" draw:fill-color="#996633" draw:opacity="100%"/>
      <style:paragraph-properties fo:margin-top="0in" fo:margin-bottom="0in" loext:contextual-spacing="false" fo:line-height="120%" fo:text-align="center" style:justify-single-word="false" fo:background-color="#996633" fo:padding="0.0693in" fo:border="0.99pt solid #000000" style:writing-mode="lr-tb"/>
      <style:text-properties fo:font-variant="normal" fo:text-transform="none" fo:color="#e6ff00" style:text-line-through-style="none" style:text-line-through-type="none" style:font-name="Arial1" fo:font-size="11pt" fo:font-style="normal" style:text-underline-style="none" fo:font-weight="normal" style:text-blinking="false" fo:background-color="transparent"/>
    </style:style>
    <style:style style:name="P44" style:family="paragraph" style:parent-style-name="Table_20_Contents">
      <loext:graphic-properties draw:fill="solid" draw:fill-color="#ff950e" draw:opacity="100%"/>
      <style:paragraph-properties fo:margin-top="0in" fo:margin-bottom="0in" loext:contextual-spacing="false" fo:line-height="120%" fo:text-align="center" style:justify-single-word="false" fo:background-color="#ff950e" fo:padding="0.0693in" fo:border="0.99pt solid #000000" style:writing-mode="lr-tb"/>
      <style:text-properties fo:font-variant="normal" fo:text-transform="none" fo:color="#e6ff00" style:text-line-through-style="none" style:text-line-through-type="none" style:font-name="Arial1" fo:font-size="11pt" fo:font-style="normal" style:text-underline-style="none" fo:font-weight="normal" style:text-blinking="false" fo:background-color="transparent"/>
    </style:style>
    <style:style style:name="P45" style:family="paragraph" style:parent-style-name="Table_20_Contents">
      <loext:graphic-properties draw:fill="solid" draw:fill-color="#cc6633" draw:opacity="100%"/>
      <style:paragraph-properties fo:margin-top="0in" fo:margin-bottom="0in" loext:contextual-spacing="false" fo:line-height="120%" fo:text-align="center" style:justify-single-word="false" fo:background-color="#cc6633" fo:padding="0.0693in" fo:border="0.99pt solid #000000" style:writing-mode="lr-tb"/>
      <style:text-properties fo:font-variant="normal" fo:text-transform="none" fo:color="#e6ff00" style:text-line-through-style="none" style:text-line-through-type="none" style:font-name="Arial1" fo:font-size="11pt" fo:font-style="normal" style:text-underline-style="none" fo:font-weight="normal" style:text-blinking="false" fo:background-color="transparent"/>
    </style:style>
    <style:style style:name="P46" style:family="paragraph" style:parent-style-name="Table_20_Contents">
      <loext:graphic-properties draw:fill="solid" draw:fill-color="#eb613d" draw:opacity="100%"/>
      <style:paragraph-properties fo:margin-top="0in" fo:margin-bottom="0in" loext:contextual-spacing="false" fo:line-height="120%" fo:text-align="center" style:justify-single-word="false" fo:background-color="#eb613d" fo:padding="0.0693in" fo:border="0.99pt solid #000000" style:writing-mode="lr-tb"/>
      <style:text-properties fo:font-variant="normal" fo:text-transform="none" fo:color="#ffcc99" style:text-line-through-style="none" style:text-line-through-type="none" style:font-name="Arial1" fo:font-size="11pt" fo:font-style="normal" style:text-underline-style="none" fo:font-weight="normal" style:text-blinking="false" fo:background-color="transparent"/>
    </style:style>
    <style:style style:name="P47" style:family="paragraph" style:parent-style-name="Table_20_Contents">
      <loext:graphic-properties draw:fill="solid" draw:fill-color="#94476b" draw:opacity="100%"/>
      <style:paragraph-properties fo:margin-top="0in" fo:margin-bottom="0in" loext:contextual-spacing="false" fo:line-height="120%" fo:text-align="center" style:justify-single-word="false" fo:background-color="#94476b" fo:padding="0.0693in" fo:border="0.99pt solid #000000" style:writing-mode="lr-tb"/>
      <style:text-properties fo:font-variant="normal" fo:text-transform="none" fo:color="#ffcc99" style:text-line-through-style="none" style:text-line-through-type="none" style:font-name="Arial1" fo:font-size="11pt" fo:font-style="normal" style:text-underline-style="none" fo:font-weight="normal" style:text-blinking="false" fo:background-color="transparent"/>
    </style:style>
    <style:style style:name="P48" style:family="paragraph" style:parent-style-name="Table_20_Contents">
      <loext:graphic-properties draw:fill="solid" draw:fill-color="#4c4c4c" draw:opacity="100%"/>
      <style:paragraph-properties fo:margin-top="0in" fo:margin-bottom="0in" loext:contextual-spacing="false" fo:line-height="120%" fo:text-align="center" style:justify-single-word="false" fo:background-color="#4c4c4c" fo:padding="0.0693in" fo:border="0.99pt solid #000000" style:writing-mode="lr-tb"/>
      <style:text-properties fo:font-variant="normal" fo:text-transform="none" fo:color="#ffcc99" style:text-line-through-style="none" style:text-line-through-type="none" style:font-name="Arial1" fo:font-size="11pt" fo:font-style="normal" style:text-underline-style="none" fo:font-weight="normal" style:text-blinking="false" fo:background-color="transparent"/>
    </style:style>
    <style:style style:name="P49" style:family="paragraph" style:parent-style-name="Table_20_Contents">
      <loext:graphic-properties draw:fill="solid" draw:fill-color="#4700b8" draw:opacity="100%"/>
      <style:paragraph-properties fo:margin-top="0in" fo:margin-bottom="0in" loext:contextual-spacing="false" fo:line-height="120%" fo:text-align="center" style:justify-single-word="false" fo:background-color="#4700b8" fo:padding="0.0693in" fo:border="0.99pt solid #000000" style:writing-mode="lr-tb"/>
      <style:text-properties fo:font-variant="normal" fo:text-transform="none" fo:color="#00dcff" style:text-line-through-style="none" style:text-line-through-type="none" style:font-name="Arial1" fo:font-size="11pt" fo:font-style="normal" style:text-underline-style="none" fo:font-weight="normal" style:text-blinking="false" fo:background-color="transparent"/>
    </style:style>
    <style:style style:name="P50" style:family="paragraph" style:parent-style-name="Table_20_Contents">
      <loext:graphic-properties draw:fill="solid" draw:fill-color="#944794" draw:opacity="100%"/>
      <style:paragraph-properties fo:margin-top="0in" fo:margin-bottom="0in" loext:contextual-spacing="false" fo:line-height="120%" fo:text-align="center" style:justify-single-word="false" fo:background-color="#944794" fo:padding="0.0693in" fo:border="0.99pt solid #000000" style:writing-mode="lr-tb"/>
      <style:text-properties fo:font-variant="normal" fo:text-transform="none" fo:color="#00dcff" style:text-line-through-style="none" style:text-line-through-type="none" style:font-name="Arial1" fo:font-size="11pt" fo:font-style="normal" style:text-underline-style="none" fo:font-weight="normal" style:text-blinking="false" fo:background-color="transparent"/>
    </style:style>
    <style:style style:name="P51" style:family="paragraph" style:parent-style-name="Table_20_Contents">
      <loext:graphic-properties draw:fill="solid" draw:fill-color="#ffff00" draw:opacity="100%"/>
      <style:paragraph-properties fo:margin-top="0in" fo:margin-bottom="0in" loext:contextual-spacing="false" fo:line-height="120%" fo:text-align="center" style:justify-single-word="false" fo:background-color="#ffff00" fo:padding="0.0693in" fo:border="0.99pt solid #000000" style:writing-mode="lr-tb"/>
      <style:text-properties fo:font-variant="normal" fo:text-transform="none" fo:color="#808000" style:text-line-through-style="none" style:text-line-through-type="none" style:font-name="Arial1" fo:font-size="11pt" fo:font-style="normal" style:text-underline-style="none" fo:font-weight="normal" style:text-blinking="false" fo:background-color="transparent"/>
    </style:style>
    <style:style style:name="P52" style:family="paragraph" style:parent-style-name="Table_20_Contents">
      <loext:graphic-properties draw:fill="solid" draw:fill-color="#355e00" draw:opacity="100%"/>
      <style:paragraph-properties fo:margin-top="0in" fo:margin-bottom="0in" loext:contextual-spacing="false" fo:line-height="120%" fo:text-align="center" style:justify-single-word="false" fo:background-color="#355e00" fo:padding="0.0693in" fo:border="0.99pt solid #000000" style:writing-mode="lr-tb"/>
      <style:text-properties fo:font-variant="normal" fo:text-transform="none" fo:color="#ffff00" style:text-line-through-style="none" style:text-line-through-type="none" style:font-name="Arial1" fo:font-size="11pt" fo:font-style="normal" style:text-underline-style="none" fo:font-weight="normal" style:text-blinking="false" fo:background-color="transparent"/>
    </style:style>
    <style:style style:name="P53" style:family="paragraph" style:parent-style-name="Table_20_Contents">
      <loext:graphic-properties draw:fill="solid" draw:fill-color="#808000" draw:opacity="100%"/>
      <style:paragraph-properties fo:margin-top="0in" fo:margin-bottom="0in" loext:contextual-spacing="false" fo:line-height="120%" fo:text-align="center" style:justify-single-word="false" fo:background-color="#808000" fo:padding="0.0693in" fo:border="0.99pt solid #000000" style:writing-mode="lr-tb"/>
      <style:text-properties fo:font-variant="normal" fo:text-transform="none" fo:color="#ffff00" style:text-line-through-style="none" style:text-line-through-type="none" style:font-name="Arial1" fo:font-size="11pt" fo:font-style="normal" style:text-underline-style="none" fo:font-weight="normal" style:text-blinking="false" fo:background-color="transparent"/>
    </style:style>
    <style:style style:name="P54" style:family="paragraph" style:parent-style-name="Table_20_Contents">
      <loext:graphic-properties draw:fill="solid" draw:fill-color="#000000" draw:opacity="100%"/>
      <style:paragraph-properties fo:margin-top="0in" fo:margin-bottom="0in" loext:contextual-spacing="false" fo:line-height="120%" fo:text-align="center" style:justify-single-word="false" fo:background-color="#000000" fo:padding="0.0693in" fo:border="0.99pt solid #000000" style:writing-mode="lr-tb"/>
      <style:text-properties fo:font-variant="normal" fo:text-transform="none" fo:color="#c0c0c0" style:text-line-through-style="none" style:text-line-through-type="none" style:font-name="Arial1" fo:font-size="11pt" fo:font-style="normal" style:text-underline-style="none" fo:font-weight="normal" style:text-blinking="false" fo:background-color="transparent"/>
    </style:style>
    <style:style style:name="P55" style:family="paragraph" style:parent-style-name="Table_20_Contents">
      <loext:graphic-properties draw:fill="solid" draw:fill-color="#4c4c4c" draw:opacity="100%"/>
      <style:paragraph-properties fo:margin-top="0in" fo:margin-bottom="0in" loext:contextual-spacing="false" fo:line-height="120%" fo:text-align="center" style:justify-single-word="false" fo:background-color="#4c4c4c" fo:padding="0.0693in" fo:border="0.99pt solid #000000" style:writing-mode="lr-tb"/>
      <style:text-properties fo:font-variant="normal" fo:text-transform="none" fo:color="#e6e6e6" style:text-line-through-style="none" style:text-line-through-type="none" style:font-name="Arial1" fo:font-size="11pt" fo:font-style="normal" style:text-underline-style="none" fo:font-weight="normal" style:text-blinking="false" fo:background-color="transparent"/>
    </style:style>
    <style:style style:name="P56" style:family="paragraph" style:parent-style-name="Table_20_Contents">
      <loext:graphic-properties draw:fill="solid" draw:fill-color="#333333" draw:opacity="100%"/>
      <style:paragraph-properties fo:margin-top="0in" fo:margin-bottom="0in" loext:contextual-spacing="false" fo:line-height="120%" fo:text-align="center" style:justify-single-word="false" fo:background-color="#333333" fo:padding="0.0693in" fo:border="0.99pt solid #000000" style:writing-mode="lr-tb"/>
      <style:text-properties fo:font-variant="normal" fo:text-transform="none" fo:color="#e6e6e6" style:text-line-through-style="none" style:text-line-through-type="none" style:font-name="Arial1" fo:font-size="11pt" fo:font-style="normal" style:text-underline-style="none" fo:font-weight="normal" style:text-blinking="false" fo:background-color="transparent"/>
    </style:style>
    <style:style style:name="P57" style:family="paragraph" style:parent-style-name="Table_20_Contents">
      <loext:graphic-properties draw:fill="solid" draw:fill-color="#4c4c4c" draw:opacity="100%"/>
      <style:paragraph-properties fo:margin-top="0in" fo:margin-bottom="0in" loext:contextual-spacing="false" fo:line-height="120%" fo:text-align="center" style:justify-single-word="false" fo:background-color="#4c4c4c" fo:padding="0.0693in" fo:border="0.99pt solid #000000" style:writing-mode="lr-tb"/>
      <style:text-properties fo:font-variant="normal" fo:text-transform="none" fo:color="#e6e6ff" style:text-line-through-style="none" style:text-line-through-type="none" style:font-name="Arial1" fo:font-size="11pt" fo:font-style="normal" style:text-underline-style="none" fo:font-weight="bold" style:text-blinking="false" fo:background-color="transparent"/>
    </style:style>
    <style:style style:name="P58" style:family="paragraph" style:parent-style-name="Table_20_Contents">
      <loext:graphic-properties draw:fill="solid" draw:fill-color="#2300dc" draw:opacity="100%"/>
      <style:paragraph-properties fo:margin-top="0in" fo:margin-bottom="0in" loext:contextual-spacing="false" fo:line-height="120%" fo:text-align="center" style:justify-single-word="false" fo:background-color="#2300dc" fo:padding="0.0693in" fo:border="0.99pt solid #000000" style:writing-mode="lr-tb"/>
      <style:text-properties fo:font-variant="normal" fo:text-transform="none" fo:color="#e6e6ff" style:text-line-through-style="none" style:text-line-through-type="none" style:font-name="Arial1" fo:font-size="11pt" fo:font-style="normal" style:text-underline-style="none" fo:font-weight="normal" style:text-blinking="false" fo:background-color="transparent"/>
    </style:style>
    <style:style style:name="P59" style:family="paragraph" style:parent-style-name="Table_20_Contents">
      <loext:graphic-properties draw:fill="solid" draw:fill-color="#333333" draw:opacity="100%"/>
      <style:paragraph-properties fo:margin-top="0in" fo:margin-bottom="0in" loext:contextual-spacing="false" fo:line-height="120%" fo:text-align="center" style:justify-single-word="false" fo:background-color="#333333" fo:padding="0.0693in" fo:border="0.99pt solid #000000" style:writing-mode="lr-tb"/>
      <style:text-properties fo:font-variant="normal" fo:text-transform="none" fo:color="#e6e6ff" style:text-line-through-style="none" style:text-line-through-type="none" style:font-name="Arial1" fo:font-size="11pt" fo:font-style="normal" style:text-underline-style="none" fo:font-weight="normal" style:text-blinking="false" fo:background-color="transparent"/>
    </style:style>
    <style:style style:name="P60" style:family="paragraph" style:parent-style-name="Table_20_Contents">
      <loext:graphic-properties draw:fill="solid" draw:fill-color="#4b1f6f" draw:opacity="100%"/>
      <style:paragraph-properties fo:margin-top="0in" fo:margin-bottom="0in" loext:contextual-spacing="false" fo:line-height="120%" fo:text-align="center" style:justify-single-word="false" fo:background-color="#4b1f6f" fo:padding="0.0693in" fo:border="0.99pt solid #000000" style:writing-mode="lr-tb"/>
      <style:text-properties fo:font-variant="normal" fo:text-transform="none" fo:color="#00ffff" style:text-line-through-style="none" style:text-line-through-type="none" style:font-name="Arial1" fo:font-size="11pt" fo:font-style="normal" style:text-underline-style="none" fo:font-weight="normal" style:text-blinking="false" fo:background-color="transparent"/>
    </style:style>
    <style:style style:name="P61" style:family="paragraph" style:parent-style-name="Table_20_Contents">
      <loext:graphic-properties draw:fill="solid" draw:fill-color="#0047ff" draw:opacity="100%"/>
      <style:paragraph-properties fo:margin-top="0in" fo:margin-bottom="0in" loext:contextual-spacing="false" fo:line-height="120%" fo:text-align="center" style:justify-single-word="false" fo:background-color="#0047ff" fo:padding="0.0693in" fo:border="0.99pt solid #000000" style:writing-mode="lr-tb"/>
      <style:text-properties fo:font-variant="normal" fo:text-transform="none" fo:color="#00ffff" style:text-line-through-style="none" style:text-line-through-type="none" style:font-name="Arial1" fo:font-size="11pt" fo:font-style="normal" style:text-underline-style="none" fo:font-weight="normal" style:text-blinking="false" fo:background-color="transparent"/>
    </style:style>
    <style:style style:name="P62" style:family="paragraph" style:parent-style-name="Table_20_Contents">
      <loext:graphic-properties draw:fill="solid" draw:fill-color="#e6e64c" draw:opacity="100%"/>
      <style:paragraph-properties fo:margin-top="0in" fo:margin-bottom="0in" loext:contextual-spacing="false" fo:line-height="120%" fo:text-align="center" style:justify-single-word="false" fo:background-color="#e6e64c" fo:padding="0.0693in" fo:border="0.99pt solid #000000" style:writing-mode="lr-tb"/>
      <style:text-properties fo:font-variant="normal" fo:text-transform="none" fo:color="#4c1900" style:text-line-through-style="none" style:text-line-through-type="none" style:font-name="Arial1" fo:font-size="11pt" fo:font-style="normal" style:text-underline-style="none" fo:font-weight="normal" style:text-blinking="false" fo:background-color="transparent"/>
    </style:style>
    <style:style style:name="P63" style:family="paragraph" style:parent-style-name="Table_20_Contents">
      <loext:graphic-properties draw:fill="solid" draw:fill-color="#b3b300" draw:opacity="100%"/>
      <style:paragraph-properties fo:margin-top="0in" fo:margin-bottom="0in" loext:contextual-spacing="false" fo:line-height="120%" fo:text-align="center" style:justify-single-word="false" fo:background-color="#b3b300" fo:padding="0.0693in" fo:border="0.99pt solid #000000" style:writing-mode="lr-tb"/>
      <style:text-properties fo:font-variant="normal" fo:text-transform="none" fo:color="#4c1900" style:text-line-through-style="none" style:text-line-through-type="none" style:font-name="Arial1" fo:font-size="11pt" fo:font-style="normal" style:text-underline-style="none" fo:font-weight="normal" style:text-blinking="false" fo:background-color="transparent"/>
    </style:style>
    <style:style style:name="P64" style:family="paragraph" style:parent-style-name="Table_20_Contents">
      <loext:graphic-properties draw:fill="solid" draw:fill-color="#666666" draw:opacity="100%"/>
      <style:paragraph-properties fo:margin-top="0in" fo:margin-bottom="0in" loext:contextual-spacing="false" fo:line-height="120%" fo:text-align="center" style:justify-single-word="false" fo:background-color="#666666" fo:padding="0.0693in" fo:border="0.99pt solid #000000" style:writing-mode="lr-tb"/>
      <style:text-properties fo:font-variant="normal" fo:text-transform="none" fo:color="#00cccc" style:text-line-through-style="none" style:text-line-through-type="none" style:font-name="Arial1" fo:font-size="11pt" fo:font-style="normal" style:text-underline-style="none" fo:font-weight="normal" style:text-blinking="false" fo:background-color="transparent"/>
    </style:style>
    <style:style style:name="P65" style:family="paragraph" style:parent-style-name="Table_20_Contents">
      <loext:graphic-properties draw:fill="solid" draw:fill-color="#b3b3b3" draw:opacity="100%"/>
      <style:paragraph-properties fo:margin-top="0in" fo:margin-bottom="0in" loext:contextual-spacing="false" fo:line-height="120%" fo:text-align="center" style:justify-single-word="false" fo:background-color="#b3b3b3" fo:padding="0.0693in" fo:border="0.99pt solid #000000" style:writing-mode="lr-tb"/>
      <style:text-properties fo:font-variant="normal" fo:text-transform="none" fo:color="#333333" style:text-line-through-style="none" style:text-line-through-type="none" style:font-name="Arial1" fo:font-size="11pt" fo:font-style="normal" style:text-underline-style="none" fo:font-weight="normal" style:text-blinking="false" fo:background-color="transparent"/>
    </style:style>
    <style:style style:name="P66" style:family="paragraph" style:parent-style-name="Table_20_Contents">
      <loext:graphic-properties draw:fill="solid" draw:fill-color="#3deb3d" draw:opacity="100%"/>
      <style:paragraph-properties fo:margin-top="0in" fo:margin-bottom="0in" loext:contextual-spacing="false" fo:line-height="120%" fo:text-align="center" style:justify-single-word="false" fo:background-color="#3deb3d" fo:padding="0.0693in" fo:border="0.99pt solid #000000" style:writing-mode="lr-tb"/>
      <style:text-properties fo:font-variant="normal" fo:text-transform="none" fo:color="#355e00" style:text-line-through-style="none" style:text-line-through-type="none" style:font-name="Arial1" fo:font-size="11pt" fo:font-style="normal" style:text-underline-style="none" fo:font-weight="normal" style:text-blinking="false" fo:background-color="transparent"/>
    </style:style>
    <style:style style:name="P67"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font-style="normal" style:text-underline-style="none" fo:font-weight="normal" style:text-blinking="false" fo:background-color="transparent"/>
    </style:style>
    <style:style style:name="P68" style:family="paragraph" style:parent-style-name="Heading_20_4">
      <style:paragraph-properties fo:margin-top="0.1945in" fo:margin-bottom="0.0555in" loext:contextual-spacing="false" fo:line-height="138%" style:writing-mode="lr-tb"/>
      <style:text-properties fo:font-variant="normal" fo:text-transform="none" fo:color="#666666" style:text-line-through-style="none" style:text-line-through-type="none" style:font-name="Arial1" fo:font-size="12pt" fo:font-style="normal" style:text-underline-style="none" fo:font-weight="normal" style:text-blinking="false" fo:background-color="transparent"/>
    </style:style>
    <style:style style:name="P69" style:family="paragraph" style:parent-style-name="Heading_20_2">
      <style:text-properties fo:font-variant="normal" fo:text-transform="none" fo:color="#000000" style:text-line-through-style="none" style:text-line-through-type="none" style:font-name="Arial1" fo:font-size="16pt" fo:font-style="normal" style:text-underline-style="none" fo:font-weight="normal" style:text-blinking="false" fo:background-color="transparent"/>
    </style:style>
    <style:style style:name="P70" style:family="paragraph" style:parent-style-name="Heading_20_2">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71" style:family="paragraph" style:parent-style-name="Text_20_body">
      <style:paragraph-properties fo:text-align="center" style:justify-single-word="false"/>
      <style:text-properties fo:font-variant="normal" fo:text-transform="none" fo:color="#000000" style:text-line-through-style="none" style:text-line-through-type="none" style:font-name="Arial1" fo:font-size="16pt" fo:font-style="normal" style:text-underline-style="none" fo:font-weight="normal" style:text-blinking="false" fo:background-color="transparent"/>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3"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2">Status Conditions</text:h>
      <text:h text:style-name="P67" text:outline-level="3">Elemental Status Conditions</text:h>
      <text:p text:style-name="P1">There are a series of status conditions which persist throughout the battle and potentially into future scenes.</text:p>
      <text:p text:style-name="P3"/>
      <text:p text:style-name="P3">Taken Out</text:p>
      <text:p text:style-name="P1">Any creature which takes a Trauma Status Condition is Taken Out. Creatures Taken Out can’t take Standard Actions or Reactions. They may only use Movement Actions except to run away. Only Minor Actions that deal with their Trauma are allowed (usually healing).</text:p>
      <text:p text:style-name="P1"/>
      <text:p text:style-name="P1">Healing of Trauma during combat usually requires magical healing. Out of combat it usually requires magickal healing or a Lengthy Rest. Some forms of Trauma have special forms of non-magical healing that can be undertaken during combat (like Make It Bleed for Punctured Trauma from Piercing damage).</text:p>
      <text:h text:style-name="P68" text:outline-level="4">Incapacitated</text:h>
      <text:p text:style-name="P1">An incapacitated creature can’t take Actions or Reactions. This Status Condition occurs when a creature has had one of the Trauma Status Conditions upgraded beyond the D12 level. Think of this as being in the process of Dying of the Trauma.</text:p>
      <text:p text:style-name="P1"/>
      <text:h text:style-name="P67" text:outline-level="3">Stepping Up Status Conditions</text:h>
      <text:p text:style-name="P1">When a creature with a particular status condition takes further damage of that type, that status condition is Stepped Up:</text:p>
      <text:p text:style-name="P1"/>
      <text:list xml:id="list443253304" text:style-name="L1">
        <text:list-item>
          <text:p text:style-name="P73">If the further damage is greater than the previous status, the new damage becomes the status for that particular condition.</text:p>
        </text:list-item>
        <text:list-item>
          <text:p text:style-name="P73">If the further damage is less than or equal to the previous status, the previous status is Stepped Up by one die size.</text:p>
        </text:list-item>
        <text:list-item>
          <text:p text:style-name="P73">If stress damage of is Stepped Up beyond d12, the character takes a d4 Trauma damage of the same type and is Taken Out. Further damage of the same type is applied by Stepping Up the Trauma Damage.</text:p>
        </text:list-item>
      </text:list>
      <text:p text:style-name="P2"/>
      <table:table table:name="DamageType" table:style-name="DamageType">
        <table:table-column table:style-name="DamageType.A"/>
        <table:table-column table:style-name="DamageType.B"/>
        <table:table-column table:style-name="DamageType.C"/>
        <table:table-row>
          <table:table-cell table:style-name="DamageType.A1" office:value-type="string">
            <text:p text:style-name="P4">Damage Type</text:p>
          </table:table-cell>
          <table:table-cell table:style-name="DamageType.A1" office:value-type="string">
            <text:p text:style-name="P4">Stress Condition</text:p>
          </table:table-cell>
          <table:table-cell table:style-name="DamageType.A1" office:value-type="string">
            <text:p text:style-name="P4">Trauma Condition</text:p>
          </table:table-cell>
        </table:table-row>
        <table:table-row>
          <table:table-cell table:style-name="DamageType.A2" office:value-type="string">
            <text:p text:style-name="P30">Slashing</text:p>
          </table:table-cell>
          <table:table-cell table:style-name="DamageType.A2" office:value-type="string">
            <text:p text:style-name="P31">Bleeding</text:p>
          </table:table-cell>
          <table:table-cell table:style-name="DamageType.A2" office:value-type="string">
            <text:p text:style-name="P32">Bloodied</text:p>
          </table:table-cell>
        </table:table-row>
        <table:table-row>
          <table:table-cell table:style-name="DamageType.A2" office:value-type="string">
            <text:p text:style-name="P6">Piercing</text:p>
          </table:table-cell>
          <table:table-cell table:style-name="DamageType.A2" office:value-type="string">
            <text:p text:style-name="P5">straight to trauma</text:p>
          </table:table-cell>
          <table:table-cell table:style-name="DamageType.A2" office:value-type="string">
            <text:p text:style-name="P45">Punctured</text:p>
          </table:table-cell>
        </table:table-row>
        <table:table-row>
          <table:table-cell table:style-name="DamageType.A4" office:value-type="string">
            <text:p text:style-name="P27">Bludgeoning</text:p>
          </table:table-cell>
          <table:table-cell table:style-name="DamageType.A2" office:value-type="string">
            <text:p text:style-name="P28">Staggered</text:p>
          </table:table-cell>
          <table:table-cell table:style-name="DamageType.A2" office:value-type="string">
            <text:p text:style-name="P29">Stunned*</text:p>
          </table:table-cell>
        </table:table-row>
        <table:table-row>
          <table:table-cell table:style-name="DamageType.A4" office:value-type="string">
            <text:p text:style-name="P51">Fatigue</text:p>
          </table:table-cell>
          <table:table-cell table:style-name="DamageType.A2" office:value-type="string">
            <text:p text:style-name="P63">Tired</text:p>
          </table:table-cell>
          <table:table-cell table:style-name="DamageType.A2" office:value-type="string">
            <text:p text:style-name="P33">Exhausted</text:p>
          </table:table-cell>
        </table:table-row>
        <table:table-row>
          <table:table-cell table:style-name="DamageType.A4" office:value-type="string">
            <text:p text:style-name="P53"><draw:frame draw:style-name="fr1" draw:name="graphics1" text:anchor-type="paragraph" svg:x="-0.0543in" svg:y="0.3in" svg:width="6.8472in" svg:height="0.1252in" draw:z-index="1"><draw:image xlink:href="../../../../../../../Program%20Files%20(x86)/OpenOffice%204/share/gallery/rulers/blurulr1.gif" xlink:type="simple" xlink:show="embed" xlink:actuate="onLoad"/></draw:frame>Resilience*</text:p>
          </table:table-cell>
          <table:table-cell table:style-name="DamageType.A2" office:value-type="string">
            <text:p text:style-name="P62">Toughness</text:p>
          </table:table-cell>
          <table:table-cell table:style-name="DamageType.A2" office:value-type="string">
            <text:p text:style-name="P26">not allowed (doesn't stack past d12)</text:p>
          </table:table-cell>
        </table:table-row>
        <table:table-row>
          <table:table-cell table:style-name="DamageType.A2" office:value-type="string">
            <text:p text:style-name="P9">Poison</text:p>
          </table:table-cell>
          <table:table-cell table:style-name="DamageType.A2" office:value-type="string">
            <text:p text:style-name="P8">Envenomed</text:p>
          </table:table-cell>
          <table:table-cell table:style-name="DamageType.A2" office:value-type="string">
            <text:p text:style-name="P7">Poisoned</text:p>
          </table:table-cell>
        </table:table-row>
        <table:table-row>
          <table:table-cell table:style-name="DamageType.A2" office:value-type="string">
            <text:p text:style-name="P52">Acid</text:p>
          </table:table-cell>
          <table:table-cell table:style-name="DamageType.A2" office:value-type="string">
            <text:p text:style-name="P9">Disfigured</text:p>
          </table:table-cell>
          <table:table-cell table:style-name="DamageType.A2" office:value-type="string">
            <text:p text:style-name="P18">Disabled</text:p>
          </table:table-cell>
        </table:table-row>
        <table:table-row>
          <table:table-cell table:style-name="DamageType.A2" office:value-type="string">
            <text:p text:style-name="P11">Earth</text:p>
          </table:table-cell>
          <table:table-cell table:style-name="DamageType.A2" office:value-type="string">
            <text:p text:style-name="P43">Marbled</text:p>
          </table:table-cell>
          <table:table-cell table:style-name="DamageType.A2" office:value-type="string">
            <text:p text:style-name="P10">Petrified</text:p>
          </table:table-cell>
        </table:table-row>
        <table:table-row>
          <table:table-cell table:style-name="DamageType.A2" office:value-type="string">
            <text:p text:style-name="P44">Fire</text:p>
          </table:table-cell>
          <table:table-cell table:style-name="DamageType.A2" office:value-type="string">
            <text:p text:style-name="P11">Aflame</text:p>
          </table:table-cell>
          <table:table-cell table:style-name="DamageType.A2" office:value-type="string">
            <text:p text:style-name="P46">Burned</text:p>
          </table:table-cell>
        </table:table-row>
        <table:table-row>
          <table:table-cell table:style-name="DamageType.A2" office:value-type="string">
            <text:p text:style-name="P12">Cold</text:p>
          </table:table-cell>
          <table:table-cell table:style-name="DamageType.A2" office:value-type="string">
            <text:p text:style-name="P13">Chilled</text:p>
          </table:table-cell>
          <table:table-cell table:style-name="DamageType.A2" office:value-type="string">
            <text:p text:style-name="P49">Frozen</text:p>
          </table:table-cell>
        </table:table-row>
        <table:table-row>
          <table:table-cell table:style-name="DamageType.A2" office:value-type="string">
            <text:p text:style-name="P14">Radiant</text:p>
          </table:table-cell>
          <table:table-cell table:style-name="DamageType.A2" office:value-type="string">
            <text:p text:style-name="P23">Dazzled</text:p>
          </table:table-cell>
          <table:table-cell table:style-name="DamageType.A2" office:value-type="string">
            <text:p text:style-name="P15">Blinded</text:p>
          </table:table-cell>
        </table:table-row>
        <table:table-row>
          <table:table-cell table:style-name="DamageType.A2" office:value-type="string">
            <text:p text:style-name="P54">Necrotic</text:p>
          </table:table-cell>
          <table:table-cell table:style-name="DamageType.A2" office:value-type="string">
            <text:p text:style-name="P35">Diseased</text:p>
          </table:table-cell>
          <table:table-cell table:style-name="DamageType.A2" office:value-type="string">
            <text:p text:style-name="P55">Gangrenous</text:p>
          </table:table-cell>
        </table:table-row>
        <table:table-row>
          <table:table-cell table:style-name="DamageType.A2" office:value-type="string">
            <text:p text:style-name="P16"><draw:frame draw:style-name="fr1" draw:name="graphics3" text:anchor-type="paragraph" svg:x="-0.0063in" svg:y="0.3126in" svg:width="6.9417in" svg:height="0.1252in" draw:z-index="2"><draw:image xlink:href="../../../../../../../Program%20Files%20(x86)/OpenOffice%204/share/gallery/rulers/blurulr1.gif" xlink:type="simple" xlink:show="embed" xlink:actuate="onLoad"/></draw:frame>Lightning</text:p>
          </table:table-cell>
          <table:table-cell table:style-name="DamageType.A2" office:value-type="string">
            <text:p text:style-name="P14">Shocked</text:p>
          </table:table-cell>
          <table:table-cell table:style-name="DamageType.A2" office:value-type="string">
            <text:p text:style-name="P17">Electrified</text:p>
          </table:table-cell>
        </table:table-row>
        <table:table-row>
          <table:table-cell table:style-name="DamageType.A2" office:value-type="string">
            <text:p text:style-name="P19">Force</text:p>
          </table:table-cell>
          <table:table-cell table:style-name="DamageType.A2" office:value-type="string">
            <text:p text:style-name="P20">Dazed</text:p>
          </table:table-cell>
          <table:table-cell table:style-name="DamageType.A2" office:value-type="string">
            <text:p text:style-name="P38">Stunned*</text:p>
          </table:table-cell>
        </table:table-row>
        <table:table-row>
          <table:table-cell table:style-name="DamageType.A2" office:value-type="string">
            <text:p text:style-name="P39">Fear</text:p>
          </table:table-cell>
          <table:table-cell table:style-name="DamageType.A2" office:value-type="string">
            <text:p text:style-name="P61">Afraid</text:p>
          </table:table-cell>
          <table:table-cell table:style-name="DamageType.A2" office:value-type="string">
            <text:p text:style-name="P12">Terrified</text:p>
          </table:table-cell>
        </table:table-row>
        <table:table-row>
          <table:table-cell table:style-name="DamageType.A2" office:value-type="string">
            <text:p text:style-name="P41">Peace</text:p>
          </table:table-cell>
          <table:table-cell table:style-name="DamageType.A2" office:value-type="string">
            <text:p text:style-name="P58">Calm</text:p>
          </table:table-cell>
          <table:table-cell table:style-name="DamageType.A2" office:value-type="string">
            <text:p text:style-name="P19">Pacified</text:p>
          </table:table-cell>
        </table:table-row>
        <table:table-row>
          <table:table-cell table:style-name="DamageType.A2" office:value-type="string">
            <text:p text:style-name="P34">Charm</text:p>
          </table:table-cell>
          <table:table-cell table:style-name="DamageType.A2" office:value-type="string">
            <text:p text:style-name="P47">Deceived</text:p>
          </table:table-cell>
          <table:table-cell table:style-name="DamageType.A2" office:value-type="string">
            <text:p text:style-name="P22">Bamboozled</text:p>
          </table:table-cell>
        </table:table-row>
        <table:table-row>
          <table:table-cell table:style-name="DamageType.A2" office:value-type="string">
            <text:p text:style-name="P59">Curse</text:p>
          </table:table-cell>
          <table:table-cell table:style-name="DamageType.A2" office:value-type="string">
            <text:p text:style-name="P48">Accursed</text:p>
          </table:table-cell>
          <table:table-cell table:style-name="DamageType.A2" office:value-type="string">
            <text:p text:style-name="P26">not allowed (doesn't stack)</text:p>
          </table:table-cell>
        </table:table-row>
        <table:table-row>
          <table:table-cell table:style-name="DamageType.A2" office:value-type="string">
            <text:p text:style-name="P60"><draw:frame draw:style-name="fr1" draw:name="graphics2" text:anchor-type="paragraph" svg:x="0.0854in" svg:y="0.3043in" svg:width="6.7366in" svg:height="0.1252in" draw:z-index="0"><draw:image xlink:href="../../../../../../../Program%20Files%20(x86)/OpenOffice%204/share/gallery/rulers/blurulr1.gif" xlink:type="simple" xlink:show="embed" xlink:actuate="onLoad"/></draw:frame>Psychic</text:p>
          </table:table-cell>
          <table:table-cell table:style-name="DamageType.A2" office:value-type="string">
            <text:p text:style-name="P50">Confused</text:p>
          </table:table-cell>
          <table:table-cell table:style-name="DamageType.A2" office:value-type="string">
            <text:p text:style-name="P21">Addled</text:p>
          </table:table-cell>
        </table:table-row>
        <table:table-row>
          <table:table-cell table:style-name="DamageType.A2" office:value-type="string">
            <text:p text:style-name="P65">Bindings</text:p>
          </table:table-cell>
          <table:table-cell table:style-name="DamageType.A2" office:value-type="string">
            <text:p text:style-name="P64">Hobbled</text:p>
          </table:table-cell>
          <table:table-cell table:style-name="DamageType.A2" office:value-type="string">
            <text:p text:style-name="P56">Tied Up</text:p>
          </table:table-cell>
        </table:table-row>
        <table:table-row>
          <table:table-cell table:style-name="DamageType.A2" office:value-type="string">
            <text:p text:style-name="P40">Nature/Vines</text:p>
          </table:table-cell>
          <table:table-cell table:style-name="DamageType.A2" office:value-type="string">
            <text:p text:style-name="P66">Slowed</text:p>
          </table:table-cell>
          <table:table-cell table:style-name="DamageType.A2" office:value-type="string">
            <text:p text:style-name="P24">Immobilized</text:p>
          </table:table-cell>
        </table:table-row>
        <text:soft-page-break/>
        <table:table-row>
          <table:table-cell table:style-name="DamageType.A2" office:value-type="string">
            <text:p text:style-name="P37">Wrestle</text:p>
          </table:table-cell>
          <table:table-cell table:style-name="DamageType.A2" office:value-type="string">
            <text:p text:style-name="P36">Grappled</text:p>
          </table:table-cell>
          <table:table-cell table:style-name="DamageType.A2" office:value-type="string">
            <text:p text:style-name="P42">Restrained</text:p>
          </table:table-cell>
        </table:table-row>
        <table:table-row>
          <table:table-cell table:style-name="DamageType.A2" office:value-type="string">
            <text:p text:style-name="P25">Thunder</text:p>
          </table:table-cell>
          <table:table-cell table:style-name="DamageType.A2" office:value-type="string">
            <text:p text:style-name="P17">Knocked Down</text:p>
          </table:table-cell>
          <table:table-cell table:style-name="DamageType.A2" office:value-type="string">
            <text:p text:style-name="P57">Prone</text:p>
          </table:table-cell>
        </table:table-row>
      </table:table>
      <text:h text:style-name="P70" text:outline-level="2">*Resilience is a special kind of damage possessed only by those with the Tough Feat.</text:h>
      <text:p text:style-name="P71"/>
      <text:h text:style-name="P69" text:outline-level="2">Status Condition Pairs</text:h>
      <text:p text:style-name="P1">The first set of Status Conditions represent Physical Damage.</text:p>
      <text:h text:style-name="P68" text:outline-level="4">Bleeding/Bloodied</text:h>
      <text:p text:style-name="P1">The Effect Die determines how badly the Bleeding condition starts. At the start of each of the creature’s turns, it steps up. Once it is stepped up past d12, the character is Bloodied, the trauma version of Bleeding. Bloodied is defined as weakness caused by exsanguination, so it cannot be reduced in any way during a battle (possible magic exceptions to this).</text:p>
      <text:p text:style-name="Text_20_body"/>
      <text:p text:style-name="P1">Any adjacent creature (or the creature itself) can take an action to Staunch which automatically stops the step-up effect. Any successful Heal check also staunches (in addition to stepping down the effect by the number of steps in the Effect Die rolled). The DC for this action by rolling three dice of the same level as the current status of the Bleeding condition. Remember: An additional die is added for each Status Condition currently on the Bleeding creature, but only the two highest dice determine the DC. If the creature is the target of magical healing, all bleeding immediately ends.</text:p>
      <text:h text:style-name="P68" text:outline-level="4">Pierced/Punctured</text:h>
      <text:p text:style-name="P1">Undead creatures are the only ones that can suffer Pierced Stress. A living target of this effect immediately takes Punctured Trauma damage. Arrows go right through Skeletons.</text:p>
      <text:p text:style-name="Text_20_body"/>
      <text:p text:style-name="P1">A creature that is Punctured has an internal wound. On the surface this has less effect than other Status Conditions, as it is not Stress Damage. However, the Effect Die goes straight to Trauma.</text:p>
      <text:p text:style-name="P1"/>
      <text:p text:style-name="P1">On the other hand, Puncture damage is the only kind of Trauma which can be treated in battle without magic. The only kind of first aid which affects Puncture Trauma is the Making It Bleed Minor Action. This is always the first thing you do with a puncture wound. (And often happens automatically when you remove the thing that punctured them.) Roll a Heal Skill Check vs 3dPuncture (where dPuncture Is extent of the Trauma). The Effect Die is ignored for such healing and is treated as 1d4. The healed creature gets Bleeding condition at 1d4 and the Puncture Damage is stepped down by one. Each time the creature that is punctured performs a Physical Activity other that Make It Bleed, this condition is <text:soft-page-break/>automatically increased by 1 level.</text:p>
      <text:h text:style-name="P68" text:outline-level="4">Staggered/Stunned or Dazed/Stunned</text:h>
      <text:p text:style-name="P1">Staggered and Dazed creatures can only take a single action each turn. Staggered Creatures can only move half their usual movement (rounded down). Dazed/Stunned is the Mental version of Staggered/Stunned. Dazed Creatures cannot cast Spells. Stunned Creatures can only take the Minor Action Shake It Off. (Heal vs 3dStun),</text:p>
      <text:h text:style-name="P68" text:outline-level="4">Tired/Exhausted</text:h>
      <text:p text:style-name="P1">Tired and Exhausted Creatures can heal themselves with the Catching Their Breath Minor Action. A Creature taking the Catch Breath action can take no other action on their turn. If the Effect Die is less than the current level of Tired Stress, it becomes the new level of Tired Stress. If it is equal to or greater than the current level, all Tired Stress is eliminated. Note that this does not affect the Exhausted Trauma, but it can help prevent the Exhausted Trauma from Stepping Up. Exhausted Trauma goes away at the end of the encounter (or a short rest).</text:p>
      <text:p text:style-name="P1"><draw:frame draw:style-name="fr1" draw:name="graphics4" text:anchor-type="paragraph" svg:x="0.0134in" svg:y="0.3043in" svg:width="6.8535in" svg:height="0.1252in" draw:z-index="3"><draw:image xlink:href="../../../../../../../Program%20Files%20(x86)/OpenOffice%204/share/gallery/rulers/blurulr1.gif" xlink:type="simple" xlink:show="embed" xlink:actuate="onLoad"/></draw:frame></text:p>
      <text:p text:style-name="P1">The next set of Status Conditions represent Elemental Damage.</text:p>
      <text:p text:style-name="P1"/>
      <text:p text:style-name="P3">Envenomed/Poisoned</text:p>
      <text:p text:style-name="P1">Envenomed and Poisoned Creatures can be healed with Making It Bleed Minor Action (Heal vs 3dEnvenomed). The Effect Die is ignored for such healing and is treated as whatever the Envenomed die was. The healed creature gets Bleeding condition at the same level as the Envenomed Stress and the Poisoned Damage is stepped down by one. The Envenomed Damage is ended. Each time the Envenomed creature is not healed on its turn, this condition is automatically Stepped Up by 1</text:p>
      <text:p text:style-name="P1"/>
      <text:p text:style-name="P1">The Envenoned creature has their Effect Die on Attack rolls and Ability Checks (including all self-healing except Making It Bleed) Stepped Down by 1.</text:p>
      <text:h text:style-name="P68" text:outline-level="4">Disfigured/Disabled</text:h>
      <text:p text:style-name="P1">A creature damaged by Acid is Disfigured. The Effect Die is doubled (stepped up by a number of steps equal to the Effect Die rolled) for Charisma checks and related Skills (Bluff and Diplomacy) and ignored for Intimidation. This Effect Die automatically Steps Down at the beginning of it turn each round. Swimming and wash actions will automatically remove the Disfigured Status Effect.</text:p>
      <text:h text:style-name="P68" text:outline-level="4">Marbled/Petrified</text:h>
      <text:p text:style-name="P1">A Petrified creature is transformed, along with any non-magical object it is wearing or carrying, into a solid inanimate substance (usually stone). Its weight increases by a factor of ten, and it ceases aging.</text:p>
      <text:p text:style-name="P1"><text:soft-page-break/>The creature is Incapacitated, can’t move or speak, and is unaware of its surroundings. The creature with Petrified Trauma is immune to poison and disease, although a poison or disease already in its system is suspended, not neutralized. A creature's Petrified Trauma Damage adds to defense (instead of adding to attacks, as most Trauma does).For all Defenses, stacking with Marbled Stress.</text:p>
      <text:p text:style-name="P1"/>
      <text:p text:style-name="P1">A creature with Marbled Stress Damage is partially Petrified. Its weight doubles and the Stress Die acts as an AC and Fortitude Defense (and adds to Petrified Trauma as well for those Defenses).</text:p>
      <text:p text:style-name="P3"/>
      <text:p text:style-name="P3">Aflame/Burned</text:p>
      <text:p text:style-name="P1">A creature or object that comes under the effect of the Aflame condition may feel an agonizing pain in the area affected. The Aflame condition steps up each turn in which it is not dowsed. Dowsing with a glass of water or the contents of a canteen arrests this for one turn. Swimming or immersing oneself in a body of water ends the Aflame condition entirely. As does the Stop, Drop and Roll action, which must be performed in a place that is not itself Aflame. This action precludes all movement in the turn it is executed, automatically makes you Prone (at the same level as your Aflame die), and ends the Aflame Stress. After a long rest, Burned Creatures get the Scarred Condition-Distinction, but their Burned Trauma is gone.</text:p>
      <text:p text:style-name="P1"/>
      <text:p text:style-name="P1">Creatures that are immune to fire damage are immune to this condition.</text:p>
      <text:h text:style-name="P68" text:outline-level="4">Chilled/Frozen</text:h>
      <text:p text:style-name="P1">When a creature is hit by an attack that inflicts Cold damage or it spends too much time in a cold environment, Chilled Stress is applied. This condition affects the creature's stamina and its body movements, causing shivering and numbness. Speed is reduced by 2. A Frozen creature has been in contact with extreme cold, and loses their Movement Action. Their speed is reduced to zero.</text:p>
      <text:p text:style-name="P1"/>
      <text:p text:style-name="P1">As a Minor Action a Chilled/Frozen character can make a Athletics Skill check vs 3dFrozen (or vs 3dChilled). If they succeed and their Effect Die is larger than the Frozen Trauma Die, the Frozen Trauma goes away. A lesser success steps down the Trauma (or Stress).</text:p>
      <text:h text:style-name="P68" text:outline-level="4">Dazzled/Blinded</text:h>
      <text:p text:style-name="P1">Dazzled Stress steps down at the end of the Dazzled creature's turn. Dazzled Stress does not add to the Defense against any Blast or Burst attack. A Blinded creature can’t see and automatically fails any ability check that requires sight. A Blinded Creature's Dazzled Stress continues to step down (but Blinded Trauma does not).</text:p>
      <text:h text:style-name="P68" text:outline-level="4">Diseased/Gangrenous</text:h>
      <text:p text:style-name="P1">A Diseased creature's speed is reduced by one and all of their Effect Dice are stepped down. <text:soft-page-break/>Gangrenous diseases are contagious. The GM is responsible for any additional or lingering effects of Disease Stress.</text:p>
      <text:h text:style-name="P68" text:outline-level="4">Shocked/Electrified</text:h>
      <text:p text:style-name="P1">Shocked Stress steps down by 2 dice sizes at the end of the Shocked Creature's turn. An Electrified Creature is paralyzed creature can’t move or speak. Electrified Trauma steps down at the end of the Electrified Creature's turn. Any Melee Attack that hits a Shocked or Electrified Creature does 1d4 Shocked Stress to the attacker.</text:p>
      <text:p text:style-name="P1"><draw:frame draw:style-name="fr1" draw:name="graphics5" text:anchor-type="paragraph" svg:x="0.0134in" svg:y="0.3043in" svg:width="6.8819in" svg:height="0.1252in" draw:z-index="4"><draw:image xlink:href="../../../../../../../Program%20Files%20(x86)/OpenOffice%204/share/gallery/rulers/blurulr1.gif" xlink:type="simple" xlink:show="embed" xlink:actuate="onLoad"/></draw:frame></text:p>
      <text:h text:style-name="P67" text:outline-level="3">Mental Status Conditions</text:h>
      <text:h text:style-name="P68" text:outline-level="4">Staggered/Stunned or Dazed/Stunned</text:h>
      <text:p text:style-name="P1">Staggered and Dazed creatures can only take a single action each turn. Staggered Creatures can only move half their usual movement (rounded down). Dazed/Stunned is the Mental version of Staggered/Stunned. Dazed Creatures cannot cast Spells. Attack rolls. Stunned Creatures can only take the Minor Action Shake It Off. (Heal vs 3dStun),</text:p>
      <text:h text:style-name="P68" text:outline-level="4">Afraid/Terrified</text:h>
      <text:p text:style-name="P1">The Target of a Creature with Afraid Stress only gets the bonus to their Defenses while the source of its fear is within Line of Sight (and alive). The Afraid Creature can’t willingly move closer to the source of its fear. A Terrified Creature cannot take any Movement Action that doesn't involve running away from the source of their fear as fast as possible (until they are out of Line of Sight, at which point they can spend a Plot Point to eliminate the Terrified Trauma.</text:p>
      <text:h text:style-name="P68" text:outline-level="4">Calmed/Pacified</text:h>
      <text:p text:style-name="P1">A Calmed Creature can’t attack anyone who hasn't attacked them in the current encounter. A Pacified Creature cannot attack anyone. Any attack on a Pacified Creature (even by an ally with the proverbial Slap in the Face) immediately eliminates all Pacified Trauma and all Calmed Stress.</text:p>
      <text:h text:style-name="P68" text:outline-level="4">Deceived/Bamboozled</text:h>
      <text:p text:style-name="P1">A Deceived Creature can’t target the charmer with attacks or Abilities or magical effects. The charmer gets a Stress Bonus on any Skill Check (like Bluff, Intimidate or Diplomacy) to interact socially with the Deceived Creature. Bamboozled Creatures get only one Action on their turn (determined by the charmer). Bamboozled Creatures forced to attack their own allies immediately lose all Bamboozled Trauma.</text:p>
      <text:h text:style-name="P68" text:outline-level="4"><text:soft-page-break/>Cursed</text:h>
      <text:p text:style-name="P1">A Warlock's Curse is always a d4 Stress. A n Accursed Creature takes extra damage when hit by the Warlock with an attack (step up stress damage). No Trauma version of <text:s/>Accursed.</text:p>
      <text:h text:style-name="P68" text:outline-level="4">Confused/Addled</text:h>
      <text:p text:style-name="P1">A Confused creature has Intelligence and Wisdom dice stepped down by one. If they fail an attack roll while confused, the creature that put the most recent Confusion on them can specify another target for the attack. If the new target is not within range of the attack, they will wander towards that new target, triggering opportunity attacks where appropriate. At the end of the Confused creature's turns, this condition is stepped down. Addled Creatures cannot cast Spells or say Prayers, even to heal their Addled condition.</text:p>
      <text:h text:style-name="P67" text:outline-level="3"><draw:frame draw:style-name="fr1" draw:name="graphics6" text:anchor-type="paragraph" svg:x="0.0134in" svg:y="0.3043in" svg:width="6.8819in" svg:height="0.1252in" draw:z-index="5"><draw:image xlink:href="../../../../../../../Program%20Files%20(x86)/OpenOffice%204/share/gallery/rulers/blurulr1.gif" xlink:type="simple" xlink:show="embed" xlink:actuate="onLoad"/></draw:frame>Movement Status Conditions</text:h>
      <text:h text:style-name="P68" text:outline-level="4">Hobbled/Tied Up</text:h>
      <text:p text:style-name="P1">A Hobbled Creature has their speed cut in half (round down). The Untie Minor Action steps down the Hobbled Stress (or the Tied Up Trauma). A Hobbled Creature (with hands or other prehensile limbs) can Untie themselves. But Tied Up Creatures cannot. Tied Up Creatures are not moved by involuntary movement.</text:p>
      <text:h text:style-name="P68" text:outline-level="4">Slowed/Immobilized</text:h>
      <text:p text:style-name="P1">A Slowed Creature has its speed reduced by 2. Slowed creatures can't use reactions. A slowed creature can also never make more than one attack per turn. Immobilized Creatures cannot use Movement Actions (even to run away).</text:p>
      <text:h text:style-name="P68" text:outline-level="4">Grappled/Restrained</text:h>
      <text:p text:style-name="P1">A Grappled Creature’s speed becomes 0, and it can’t benefit from any bonus to its speed. The Grappled Stress ends if the grappler is Taken Out. The Escape Movement action allows the Grappled Creature to test Acrobatics or Athletics vs 3dGrapple. Success ends all Grapple Stress. The condition also ends if an Effect removes the grappled creature from the reach of the Grappler, such as with a teleport. Restrained Creatures can also Escape, but this only steps down the Restrained Trauma unless the effect die equals or exceeds the remaining Restrained Trauma.</text:p>
      <text:h text:style-name="P68" text:outline-level="4">Knocked Down/Prone</text:h>
      <text:p text:style-name="P1">A Prone or Knocked Down Creature can remove one step of Trauma (first) or Stress (once all Prone Trauma is gone) for each movement point spent.</text:p>
      <text:h text:style-name="P68" text:outline-level="4"><text:soft-page-break/>Unconscious / Sleeping</text:h>
      <text:p text:style-name="P1">An unconscious creature is incapacitated (see the condition), can’t move or speak, and is unaware of its surroundings</text:p>
      <text:p text:style-name="P1">The creature drops whatever it’s holding and falls prone.</text:p>
      <text:p text:style-name="P1">The creature automatically fails Strength and Dexterity Saving Throws.</text:p>
      <text:p text:style-name="P1">Attack rolls against the creature have advantage.</text:p>
      <text:p text:style-name="P1">Any Attack that hits the creature is a critical hit if the attacker is within 5 feet of the creatur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vid McCorkhill</meta:initial-creator>
    <meta:creation-date>2023-01-03T12:00:00.39</meta:creation-date>
    <dc:date>2025-08-18T10:31:18.322000000</dc:date>
    <meta:editing-duration>P54DT5H30M20S</meta:editing-duration>
    <meta:editing-cycles>47</meta:editing-cycles>
    <meta:generator>LibreOffice/6.4.5.2$Windows_X86_64 LibreOffice_project/a726b36747cf2001e06b58ad5db1aa3a9a1872d6</meta:generator>
    <meta:printed-by>David McCorkhill</meta:printed-by>
    <meta:print-date>2025-07-12T11:17:55.29</meta:print-date>
    <meta:document-statistic meta:table-count="1" meta:image-count="6" meta:object-count="0" meta:page-count="8" meta:paragraph-count="149" meta:word-count="2249" meta:character-count="13766" meta:non-whitespace-character-count="11668"/>
  </office:meta>
</office:document-meta>
</file>